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C0000012C33501428DF364034.png" manifest:media-type="image/png"/>
  <manifest:file-entry manifest:full-path="Pictures/100000010000025F000002F920722CB75658356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Gadugi" svg:font-family="Gadugi"/>
    <style:font-face style:name="Gadugi1" svg:font-family="Gadugi" style:font-family-generic="roman" style:font-pitch="variable"/>
    <style:font-face style:name="Gadugi2" svg:font-family="Gadugi" style:font-family-generic="swiss" style:font-pitch="variable"/>
    <style:font-face style:name="Gadugi3" svg:font-family="Gadugi" style:font-adornments="Bold" style:font-family-generic="swiss" style:font-pitch="variable"/>
    <style:font-face style:name="Gadugi4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3" style:family="table">
      <style:table-properties style:width="16.501cm" fo:margin-top="0cm" fo:margin-bottom="0cm" table:align="center" style:writing-mode="lr-tb"/>
    </style:style>
    <style:style style:name="Table3.A" style:family="table-column">
      <style:table-column-properties style:column-width="5.071cm"/>
    </style:style>
    <style:style style:name="Table3.B" style:family="table-column">
      <style:table-column-properties style:column-width="11.4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23cm" fo:padding-right="0.123cm" fo:padding-top="0cm" fo:padding-bottom="0cm" fo:border="none"/>
    </style:style>
    <style:style style:name="Tabela2" style:family="table">
      <style:table-properties style:width="14.746cm" fo:margin-top="0cm" fo:margin-bottom="0cm" table:align="center" style:writing-mode="lr-tb"/>
    </style:style>
    <style:style style:name="Tabela2.A" style:family="table-column">
      <style:table-column-properties style:column-width="14.746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2.A2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4" style:family="table">
      <style:table-properties style:width="16.501cm" table:align="margins" style:writing-mode="lr-tb"/>
    </style:style>
    <style:style style:name="Tabela4.A" style:family="table-column">
      <style:table-column-properties style:column-width="8.25cm" style:rel-column-width="32767*"/>
    </style:style>
    <style:style style:name="Tabela4.B" style:family="table-column">
      <style:table-column-properties style:column-width="8.251cm" style:rel-column-width="32768*"/>
    </style:style>
    <style:style style:name="Tabela4.A1" style:family="table-cell">
      <style:table-cell-properties fo:padding="0.097cm" fo:border="none"/>
    </style:style>
    <style:style style:name="P1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officeooo:paragraph-rsid="003d5fca" style:letter-kerning="true" style:font-name-complex="Tahoma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text-properties officeooo:paragraph-rsid="000503e2"/>
    </style:style>
    <style:style style:name="P5" style:family="paragraph" style:parent-style-name="ICRL-_20_Rodapé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Gadugi2" fo:font-size="14pt" officeooo:paragraph-rsid="000503e2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officeooo:paragraph-rsid="000c264d"/>
    </style:style>
    <style:style style:name="P8" style:family="paragraph" style:parent-style-name="Standard">
      <style:text-properties officeooo:paragraph-rsid="000c264d"/>
    </style:style>
    <style:style style:name="P9" style:family="paragraph" style:parent-style-name="caption">
      <style:text-properties officeooo:paragraph-rsid="000c264d"/>
    </style:style>
    <style:style style:name="P10" style:family="paragraph" style:parent-style-name="Standard">
      <style:text-properties officeooo:rsid="00057e0a" officeooo:paragraph-rsid="00057e0a"/>
    </style:style>
    <style:style style:name="P11" style:family="paragraph" style:parent-style-name="Standard">
      <style:paragraph-properties fo:text-align="center" style:justify-single-word="false"/>
      <style:text-properties fo:font-size="14pt" officeooo:rsid="00212b2d" officeooo:paragraph-rsid="000503e2" style:font-size-asian="14pt" style:font-size-complex="14pt"/>
    </style:style>
    <style:style style:name="P12" style:family="paragraph" style:parent-style-name="Standard">
      <style:text-properties officeooo:paragraph-rsid="002e7464"/>
    </style:style>
    <style:style style:name="P13" style:family="paragraph" style:parent-style-name="Standard">
      <style:text-properties officeooo:paragraph-rsid="0039c469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officeooo:paragraph-rsid="000c264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c264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left="0cm" fo:margin-right="0cm" fo:line-height="125%" fo:text-align="center" style:justify-single-word="false" fo:text-indent="0cm" style:auto-text-indent="false" style:writing-mode="lr-tb"/>
      <style:text-properties officeooo:paragraph-rsid="000c264d"/>
    </style:style>
    <style:style style:name="P17" style:family="paragraph" style:parent-style-name="Standard">
      <style:paragraph-properties fo:margin-left="0cm" fo:margin-right="0cm" fo:line-height="125%" fo:text-indent="1.245cm" style:auto-text-indent="false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264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ICLR_20_-_20_Tabela">
      <style:paragraph-properties fo:text-align="center" style:justify-single-word="false"/>
      <style:text-properties fo:font-size="12pt" officeooo:paragraph-rsid="000c264d" style:font-size-asian="12pt" style:font-size-complex="12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officeooo:paragraph-rsid="000c264d" style:font-name-complex="Calibri Light1"/>
    </style:style>
    <style:style style:name="P21" style:family="paragraph" style:parent-style-name="Tabela_20_2">
      <style:text-properties officeooo:paragraph-rsid="00057e0a"/>
    </style:style>
    <style:style style:name="P22" style:family="paragraph" style:parent-style-name="Tabela_20_2">
      <style:text-properties fo:language="en" fo:country="US" officeooo:rsid="0043a46a" officeooo:paragraph-rsid="00057e0a"/>
    </style:style>
    <style:style style:name="P23" style:family="paragraph" style:parent-style-name="Tabela_20_2">
      <style:text-properties fo:font-weight="bold" officeooo:rsid="003ce1d8" officeooo:paragraph-rsid="00057e0a" style:font-weight-asian="bold" style:font-weight-complex="bold"/>
    </style:style>
    <style:style style:name="P24" style:family="paragraph" style:parent-style-name="Tabela_20_2">
      <style:text-properties officeooo:rsid="008b21ac" officeooo:paragraph-rsid="00057e0a"/>
    </style:style>
    <style:style style:name="P25" style:family="paragraph" style:parent-style-name="Tabela_20_2">
      <style:text-properties officeooo:rsid="0043a46a" officeooo:paragraph-rsid="00057e0a"/>
    </style:style>
    <style:style style:name="P26" style:family="paragraph" style:parent-style-name="Text_20_body">
      <style:text-properties fo:color="#000000" loext:opacity="100%" style:font-name="Gadugi" fo:font-size="12pt" officeooo:paragraph-rsid="00057e0a"/>
    </style:style>
    <style:style style:name="P27" style:family="paragraph" style:parent-style-name="Standard" style:master-page-name="Standard">
      <style:paragraph-properties fo:text-align="center" style:justify-single-word="false" style:page-number="1"/>
      <style:text-properties style:font-name="Gadugi2" fo:font-size="22pt" officeooo:paragraph-rsid="000503e2" style:font-size-asian="22pt" style:font-size-complex="22pt"/>
    </style:style>
    <style:style style:name="T1" style:family="text">
      <style:text-properties officeooo:rsid="003ea38e"/>
    </style:style>
    <style:style style:name="T2" style:family="text">
      <style:text-properties officeooo:rsid="000ecb0a"/>
    </style:style>
    <style:style style:name="T3" style:family="text">
      <style:text-properties officeooo:rsid="007e2ecf"/>
    </style:style>
    <style:style style:name="T4" style:family="text">
      <style:text-properties style:font-name="Gadugi4" officeooo:rsid="002d1d45"/>
    </style:style>
    <style:style style:name="T5" style:family="text">
      <style:text-properties style:font-name="Gadugi4" officeooo:rsid="002e7464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a221c"/>
    </style:style>
    <style:style style:name="T9" style:family="text">
      <style:text-properties officeooo:rsid="0039c46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Quadro"/>
        <text:sequence-decl text:display-outline-level="0" text:name="Tabela"/>
        <text:sequence-decl text:display-outline-level="0" text:name="Figura"/>
      </text:sequence-decls>
      <text:p text:style-name="P27">LAUDO DE PERÍCIA CRIMINAL</text:p>
      <text:p text:style-name="P6">TRANSCRIÇÃO DE DADOS</text:p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>Procedimento</text:p>
          </table:table-cell>
          <table:table-cell table:style-name="Table3.A1" office:value-type="string">
            <text:p text:style-name="P22"><text:text-input text:description="">{{ procedimento }}</text:text-input></text:p>
          </table:table-cell>
        </table:table-row>
        <table:table-row table:style-name="Table3.1">
          <table:table-cell table:style-name="Table3.A1" office:value-type="string">
            <text:p text:style-name="P21">Requisitante</text:p>
          </table:table-cell>
          <table:table-cell table:style-name="Table3.A1" office:value-type="string">
            <text:p text:style-name="P23"><text:text-input text:description="">{{ requisitante }}</text:text-input></text:p>
          </table:table-cell>
        </table:table-row>
        <table:table-row table:style-name="Table3.1">
          <table:table-cell table:style-name="Table3.A1" office:value-type="string">
            <text:p text:style-name="P26">Pessoa(s) Envolvida(s):</text:p>
          </table:table-cell>
          <table:table-cell table:style-name="Table3.A1" office:value-type="string">
            <text:p text:style-name="P23"/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21">Unidade Pericial</text:p>
          </table:table-cell>
          <table:table-cell table:style-name="Table3.A1" office:value-type="string">
            <text:p text:style-name="P21">Seção de Informática Forense</text:p>
          </table:table-cell>
        </table:table-row>
        <table:table-row table:style-name="Table3.1">
          <table:table-cell table:style-name="Table3.A1" office:value-type="string">
            <text:p text:style-name="P21"><text:text-input text:description="">{% if  len(relatores) &gt; 1 %}</text:text-input></text:p>
            <text:p text:style-name="P24">Peritos Criminais</text:p>
            <text:p text:style-name="P21"><text:text-input text:description="">{% else %}</text:text-input></text:p>
            <text:p text:style-name="P21">Perito Criminal</text:p>
            <text:p text:style-name="P21"><text:text-input text:description="">{% endif %}</text:text-input></text:p>
          </table:table-cell>
          <table:table-cell table:style-name="Table3.A1" office:value-type="string">
            <text:p text:style-name="P21"><text:text-input text:description="">{% for perito in peritos %}</text:text-input></text:p>
            <text:p text:style-name="P21"><text:text-input text:description="">{{ perito }}</text:text-input></text:p>
            <text:p text:style-name="P21"><text:text-input text:description="">{% endfor %}</text:text-input></text:p>
          </table:table-cell>
        </table:table-row>
        <table:table-row table:style-name="Table3.1">
          <table:table-cell table:style-name="Table3.A1" office:value-type="string">
            <text:p text:style-name="P21">In<text:span text:style-name="T3">í</text:span>cio do exame</text:p>
          </table:table-cell>
          <table:table-cell table:style-name="Table3.A1" office:value-type="string">
            <text:p text:style-name="P25"><text:text-input text:description="">{{ inicio_exame|data_simples }}</text:text-input></text:p>
          </table:table-cell>
        </table:table-row>
      </table:table>
      <text:p text:style-name="P10"/>
      <text:h text:style-name="Heading_20_1" text:outline-level="1">HISTÓRICO</text:h>
      <text:p text:style-name="P12"><text:tab/>Em atendimento à requisição de perícia realizada via sistema ODIN (ocorrência nº <text:text-input text:description="">{{ ocorrencia_odin }}</text:text-input>, datada de <text:text-input text:description="">{{ data_odin|data_mes_extenso }}</text:text-input>, <text:span text:style-name="T4">por meio</text:span><text:span text:style-name="T8"> do quesito número </text:span><text:span text:style-name="T8"><text:text-input text:description="">{{ n_quesito }}</text:text-input></text:span><text:span text:style-name="T8">, que </text:span>tem como responsável a pessoa de <text:text-input text:description="">{{ autoridade }}</text:text-input>, foi procedido exame pericial <text:span text:style-name="T8"><text:text-input text:description="">{% if n_objetos &gt; 1 %}</text:text-input></text:span><text:span text:style-name="T8"><text:s/></text:span>nos objetos descritos no item 3 deste laudo, que foram apresentados <text:span text:style-name="T5"><text:text-input text:description="">{% else %}</text:text-input></text:span><text:span text:style-name="T5">no objeto descrito no item 3 deste laudo, que foi apresentado</text:span><text:span text:style-name="T5"><text:text-input text:description="">{% endif %}</text:text-input></text:span> à Seção de Informática Forense em <text:text-input text:description="">{{ data_recebimento|data_mes_extenso }}</text:text-input>.</text:p>
      <text:h text:style-name="Heading_20_1" text:outline-level="1"><text:soft-page-break/>OBJETIVO/QUESITOS</text:h>
      <text:p text:style-name="P12"><text:tab/><text:span text:style-name="T8"><text:text-input text:description="">{% if n_objetos &gt; 1 %}</text:text-input></text:span>O presente trabalho tem por objetivo transcrever os dados dos objetos encaminhados.<text:span text:style-name="T5"><text:text-input text:description="">{% else %}</text:text-input></text:span>O presente trabalho tem por objetivo transcrever os dados do objeto encaminhado.<text:span text:style-name="T5"><text:text-input text:description="">{% endif %}</text:text-input></text:span></text:p>
      <text:h text:style-name="Heading_20_1" text:outline-level="1">OBJETOS EXAMINADOS</text:h>
      <text:h text:style-name="Heading_20_1" text:outline-level="1">EXAMES</text:h>
      <text:h text:style-name="Heading_20_1" text:outline-level="1">CONSIDERAÇÕES FINAIS </text:h>
      <text:p text:style-name="P8"><text:tab/>Os dados relacionados a esta perícia foram transcritos para 1 (uma) mídia ótica que acompanha o laudo. </text:p>
      <text:p text:style-name="P17">Os dados relacionados a esta perícia foram transcritos para 2 (duas) mídias óticas que acompanham o laudo. </text:p>
      <text:p text:style-name="P17">Os dados relacionados a esta perícia foram transcritos para um HDD de número de série XX fornecido pelo requisitante dentro de um diretório de nome XX. </text:p>
      <text:p text:style-name="P17">Foi calculado o resumo criptográfico (<text:span text:style-name="T6">hash)</text:span> dos arquivos essenciais à cadeia de custódia utilizando-se o algoritmo SHA-512. A lista de tais resumos foi registrada no arquivo de nome “hash.txt” que foi gravado dentro do mesmo diretório, cujo <text:span text:style-name="T6">hash</text:span> segue no quadro a seguir.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9">Quadro <text:sequence text:ref-name="refQuadro0" text:name="Quadro" text:formula="ooow:Quadro+1" style:num-format="1">1</text:sequence><text:s/>– Código <text:span text:style-name="T7">hash</text:span> do arquivo hash.txt</text:p>
          </table:table-cell>
        </table:table-row>
        <table:table-row table:style-name="Tabela2.1">
          <table:table-cell table:style-name="Tabela2.A2" office:value-type="string">
            <text:p text:style-name="P20"/>
          </table:table-cell>
        </table:table-row>
      </table:table>
      <text:p text:style-name="P8"/>
      <text:p text:style-name="P13"><text:tab/><text:span text:style-name="T8"><text:text-input text:description="">{% if n_objetos &gt; 1 %}</text:text-input></text:span><text:span text:style-name="T9">Após a finalização dos exames o</text:span>s objetos periciados <text:span text:style-name="T9">foram</text:span> acondicionados em saco plástico com lacre de número <text:span text:style-name="T8"><text:text-input text:description="">{{ lacre_saida|xxx }}</text:text-input></text:span>..<text:span text:style-name="T8"><text:text-input text:description="">{% else %}</text:text-input></text:span><text:span text:style-name="T9">Após a finalização dos exames o </text:span>objeto periciado <text:span text:style-name="T9">foi </text:span>acondicionado em saco plástico com lacre de número <text:span text:style-name="T8"><text:text-input text:description="">{{ lacre_saida|xxx }}</text:text-input></text:span>.<text:span text:style-name="T8"><text:text-input text:description="">{% endif %}</text:text-input></text:span></text:p>
      <text:p text:style-name="P8"/>
      <text:p text:style-name="P8"><text:tab/>É o que se tem a relatar.</text:p>
      <text:p text:style-name="P7"><text:s/>Goiânia, . </text:p>
      <text:p text:style-name="P15"><text:text-input text:description="">{% if revisor %}</text:text-input></text:p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16"><text:text-input text:description="">{{  relator }}</text:text-input></text:p>
            <text:p text:style-name="P14">Perito Relator</text:p>
          </table:table-cell>
          <table:table-cell table:style-name="Tabela4.A1" office:value-type="string">
            <text:p text:style-name="P16"><text:text-input text:description="">{{  revisor }}</text:text-input></text:p>
            <text:p text:style-name="P14">Perito Relator</text:p>
          </table:table-cell>
        </table:table-row>
      </table:table>
      <text:p text:style-name="P14"/>
      <text:p text:style-name="P15"><text:text-input text:description="">{% else %}</text:text-input></text:p>
      <text:p text:style-name="P19"><text:text-input text:description="">{{ relator }}</text:text-input></text:p>
      <text:p text:style-name="P19">Perito Criminal</text:p>
      <text:p text:style-name="P18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Gadugi" svg:font-family="Gadugi"/>
    <style:font-face style:name="Gadugi1" svg:font-family="Gadugi" style:font-family-generic="roman" style:font-pitch="variable"/>
    <style:font-face style:name="Gadugi2" svg:font-family="Gadugi" style:font-family-generic="swiss" style:font-pitch="variable"/>
    <style:font-face style:name="Gadugi3" svg:font-family="Gadugi" style:font-adornments="Bold" style:font-family-generic="swiss" style:font-pitch="variable"/>
    <style:font-face style:name="Gadugi4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cm" style:contextual-spacing="false" fo:line-height="125%" fo:text-align="justify" style:justify-single-word="false" style:page-number="auto">
        <style:tab-stops/>
      </style:paragraph-properties>
      <style:text-properties style:font-name="Gadugi4" fo:font-family="Gadugi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1cm" fo:margin-bottom="0.21cm" style:contextual-spacing="false"/>
      <style:text-properties style:font-name="Gadugi3" fo:font-family="Gadugi" style:font-style-name="Bold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/>
      <style:text-properties style:font-name="Gadugi4" fo:font-family="Gadugi" style:font-style-name="Regular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style:font-name="Gadugi4" fo:font-family="Gadugi" style:font-style-name="Regular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Gadugi4" fo:font-family="Gadugi" style:font-style-name="Regular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text-align="center" style:justify-single-word="false" fo:orphans="0" fo:widows="0" text:number-lines="false" text:line-number="0"/>
    </style:style>
    <style:style style:name="Figure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ICRL-_20_Rodapé" style:display-name="ICRL- Rodapé" style:family="paragraph" style:parent-style-name="ICLR_20_-_20_Normal">
      <style:paragraph-properties fo:margin-left="0cm" fo:margin-right="0cm" fo:line-height="100%" fo:text-indent="0cm" style:auto-text-indent="false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adro" style:family="paragraph" style:parent-style-name="Caption"/>
    <style:style style:name="Tabela" style:family="paragraph" style:parent-style-name="Caption"/>
    <style:style style:name="Figura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93cm" fo:margin-left="-0.191cm" fo:margin-top="0cm" fo:margin-bottom="0cm" table:align="left" style:writing-mode="lr-tb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0.583cm"/>
    </style:style>
    <style:style style:name="Table2.C" style:family="table-column">
      <style:table-column-properties style:column-width="2.672cm"/>
    </style:style>
    <style:style style:name="Table2.1" style:family="table-row">
      <style:table-row-properties style:min-row-height="2.482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/>
    </style:style>
    <style:style style:name="Table2.2" style:family="table-row">
      <style:table-row-properties style:min-row-height="0.3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2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3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officeooo:paragraph-rsid="003d5fca" style:letter-kerning="true" style:font-name-complex="Tahoma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4" style:family="paragraph" style:parent-style-name="Standard">
      <style:text-properties officeooo:paragraph-rsid="000503e2"/>
    </style:style>
    <style:style style:name="MP5" style:family="paragraph" style:parent-style-name="ICRL-_20_Rodapé">
      <style:paragraph-properties fo:text-align="start" style:justify-single-word="false"/>
    </style:style>
    <style:style style:name="MT1" style:family="text">
      <style:text-properties officeooo:rsid="003ea38e"/>
    </style:style>
    <style:style style:name="MT2" style:family="text"/>
    <style:style style:name="MT3" style:family="text">
      <style:text-properties officeooo:rsid="000ecb0a"/>
    </style:style>
    <style:style style:name="M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99cm" fo:margin-bottom="0.3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0cm" fo:border="none" fo:padding-top="0.199cm" fo:padding-bottom="0cm" fo:padding-left="0cm" fo:padding-right="0cm" fo:background-color="transparent" style:dynamic-spacing="true" draw:fill="none" draw:fill-color="#729fcf"/>
      </style:header-style>
      <style:footer-style>
        <style:header-footer-properties svg:height="1.998cm" fo:margin-left="0cm" fo:margin-right="0cm" fo:margin-top="0.499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<draw:frame draw:style-name="Mfr1" draw:name="Image1" text:anchor-type="as-char" svg:width="2.293cm" svg:height="2.293cm" draw:z-index="2"><draw:image xlink:href="Pictures/100000010000012C0000012C33501428DF364034.png" xlink:type="simple" xlink:show="embed" xlink:actuate="onLoad" draw:mime-type="image/png"/><svg:desc>ssp-logo-sem-justica-300x300</svg:desc></draw:frame></text:p>
            </table:table-cell>
            <table:table-cell table:style-name="Table2.A1" office:value-type="string">
              <text:p text:style-name="MP2">Estado de Goiás </text:p>
              <text:p text:style-name="MP2">Secretaria de Estado da Segurança Pública </text:p>
              <text:p text:style-name="MP2">Superintendência de Polícia Técnico-Científica </text:p>
              <text:p text:style-name="MP2">Instituto de Criminalística Leonardo Rodrigues</text:p>
            </table:table-cell>
            <table:table-cell table:style-name="Table2.A1" office:value-type="string">
              <text:p text:style-name="MP2"><draw:frame draw:style-name="Mfr2" draw:name="Image2" text:anchor-type="as-char" svg:width="1.829cm" svg:height="2.29cm" draw:z-index="5"><draw:image xlink:href="Pictures/100000010000025F000002F920722CB75658356B.png" xlink:type="simple" xlink:show="embed" xlink:actuate="onLoad" draw:mime-type="image/png"/></draw:frame></text:p>
            </table:table-cell>
          </table:table-row>
          <table:table-row table:style-name="Table2.2">
            <table:table-cell table:style-name="Table2.A2" table:number-columns-spanned="3" office:value-type="string">
              <text:p text:style-name="MP3"><text:s/><text:text-input text:description="">{{ pericia.rg }}</text:text-input>/<text:text-input text:description="">{{ pericia.ano }}</text:text-input> <text:s/>– <text:s/><text:span text:style-name="MT1">LINF</text:span>/ICLR</text:p>
            </table:table-cell>
            <table:covered-table-cell/>
            <table:covered-table-cell/>
          </table:table-row>
        </table:table>
        <text:p text:style-name="MP4"/>
      </style:header>
      <style:footer>
        <text:p text:style-name="MP5"><text:tab/>Av. Atílio Correia Lima, nº 1.223, Cidade Jardim – Goiânia/GO – CEP: 74.425-030</text:p>
        <text:p text:style-name="MP5"><text:tab/>Fone: (62) 3201-9561 / Fax: (62) 3201-9518 – site: <text:a xlink:type="simple" xlink:href="http://www.policiacientifica.go.gov.br/" text:style-name="Internet_20_link" text:visited-style-name="Visited_20_Internet_20_Link">www.policiacientifica.go.gov.br</text:a> <text:tab/>Página <text:page-number text:select-page="current">3</text:page-number><text:s/><text:span text:style-name="MT3">de </text:span><text:span text:style-name="MT3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18T17:48:19.568000000</meta:creation-date>
    <dc:date>2023-11-13T14:08:49.455000000</dc:date>
    <meta:editing-duration>PT2H45M1S</meta:editing-duration>
    <meta:editing-cycles>15</meta:editing-cycles>
    <meta:generator>LibreOffice/7.5.4.2$Windows_X86_64 LibreOffice_project/36ccfdc35048b057fd9854c757a8b67ec53977b6</meta:generator>
    <meta:document-statistic meta:table-count="4" meta:image-count="2" meta:object-count="0" meta:page-count="3" meta:paragraph-count="52" meta:word-count="509" meta:character-count="2740" meta:non-whitespace-character-count="2343"/>
  </office:meta>
</office:document-meta>
</file>